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4.9346in" svg:y="3.9504in">
            <draw:object draw:notify-on-update-of-ranges="Sheet1.B23:Sheet1.B42 Sheet1.D23:Sheet1.D42 Sheet1.B23:Sheet1.B42 Sheet1.E23:Sheet1.E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4.9346in" svg:y="0.2169in">
            <draw:object draw:notify-on-update-of-ranges="Sheet1.B2:Sheet1.B21 Sheet1.D2:Sheet1.D21 Sheet1.B2:Sheet1.B21 Sheet1.E2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ormalised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0" calcext:value-type="float">
            <text:p>240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985" calcext:value-type="float">
            <text:p>9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30" calcext:value-type="float">
            <text:p>33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60" calcext:value-type="float">
            <text:p>360</text:p>
          </table:table-cell>
          <table:table-cell office:value-type="float" office:value="961" calcext:value-type="float">
            <text:p>96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0" calcext:value-type="float">
            <text:p>410</text:p>
          </table:table-cell>
          <table:table-cell office:value-type="float" office:value="925" calcext:value-type="float">
            <text:p>9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440" calcext:value-type="float">
            <text:p>440</text:p>
          </table:table-cell>
          <table:table-cell office:value-type="float" office:value="888" calcext:value-type="float">
            <text:p>8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470" calcext:value-type="float">
            <text:p>470</text:p>
          </table:table-cell>
          <table:table-cell office:value-type="float" office:value="849" calcext:value-type="float">
            <text:p>84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500" calcext:value-type="float">
            <text:p>500</text:p>
          </table:table-cell>
          <table:table-cell office:value-type="float" office:value="786" calcext:value-type="float">
            <text:p>78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office:value-type="float" office:value="686" calcext:value-type="float">
            <text:p>68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560" calcext:value-type="float">
            <text:p>560</text:p>
          </table:table-cell>
          <table:table-cell office:value-type="float" office:value="609" calcext:value-type="float">
            <text:p>609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66" calcext:value-type="float">
            <text:p>9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16" calcext:value-type="float">
            <text:p>9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843" calcext:value-type="float">
            <text:p>843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13" calcext:value-type="float">
            <text:p>81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51" calcext:value-type="float">
            <text:p>7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16" calcext:value-type="float">
            <text:p>71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652" calcext:value-type="float">
            <text:p>652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606" calcext:value-type="float">
            <text:p>60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40" calcext:value-type="float">
            <text:p>540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80" calcext:value-type="float">
            <text:p>480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423" calcext:value-type="float">
            <text:p>423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95" calcext:value-type="float">
            <text:p>195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70" calcext:value-type="float">
            <text:p>270</text:p>
          </table:table-cell>
          <table:table-cell office:value-type="float" office:value="115" calcext:value-type="float">
            <text:p>115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285" calcext:value-type="float">
            <text:p>285</text:p>
          </table:table-cell>
          <table:table-cell office:value-type="float" office:value="59" calcext:value-type="float">
            <text:p>59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.5" calcext:value-type="float">
            <text:p>22.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7.5" calcext:value-type="float">
            <text:p>37.5</text:p>
          </table:table-cell>
          <table:table-cell office:value-type="float" office:value="991" calcext:value-type="float">
            <text:p>9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52.5" calcext:value-type="float">
            <text:p>52.5</text:p>
          </table:table-cell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74" calcext:value-type="float">
            <text:p>9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7.5" calcext:value-type="float">
            <text:p>6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2.5" calcext:value-type="float">
            <text:p>8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12.5" calcext:value-type="float">
            <text:p>11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7.5" calcext:value-type="float">
            <text:p>127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42.5" calcext:value-type="float">
            <text:p>142.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4T09:42:14.416382512</meta:creation-date>
    <dc:date>2021-12-02T09:41:05.451596813</dc:date>
    <meta:editing-duration>PT1H23M57S</meta:editing-duration>
    <meta:editing-cycles>7</meta:editing-cycles>
    <meta:generator>LibreOffice/7.2.2.2$Linux_X86_64 LibreOffice_project/20$Build-2</meta:generator>
    <meta:document-statistic meta:table-count="1" meta:cell-count="26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3:Sheet1.B42 Sheet1.D23:Sheet1.E42" svg:x="0.32cm" svg:y="0.18cm" svg:width="12.508cm" svg:height="8.64cm">
          <chart:coordinate-region svg:x="1.127cm" svg:y="0.379cm" svg:width="11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3:Sheet1.D42" chart:class="chart:scatter">
            <chart:domain table:cell-range-address="Sheet1.B23:Sheet1.B42"/>
            <chart:data-point chart:repeated="20"/>
          </chart:series>
          <chart:series chart:style-name="ch8" chart:values-cell-range-address="Sheet1.E23:Sheet1.E4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3:Sheet1.B42</svg:desc>
                </draw:g>
              </table:table-cell>
              <table:table-cell office:value-type="float" office:value="966">
                <text:p>966</text:p>
                <draw:g>
                  <svg:desc>Sheet1.D23:Sheet1.D42</svg:desc>
                </draw:g>
              </table:table-cell>
              <table:table-cell office:value-type="float" office:value="34">
                <text:p>34</text:p>
                <draw:g>
                  <svg:desc>Sheet1.E23:Sheet1.E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16">
                <text:p>91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843">
                <text:p>84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813">
                <text:p>81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1">
                <text:p>7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16">
                <text:p>716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52">
                <text:p>65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06">
                <text:p>60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40">
                <text:p>54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80">
                <text:p>48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471">
                <text:p>471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423">
                <text:p>423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361">
                <text:p>36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334">
                <text:p>33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258">
                <text:p>2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30">
                <text:p>230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B2:Sheet1.B21 Sheet1.D2:Sheet1.E21" svg:x="0.32cm" svg:y="0.18cm" svg:width="12.508cm" svg:height="8.64cm">
          <chart:coordinate-region svg:x="1.127cm" svg:y="0.379cm" svg:width="11.23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1" chart:class="chart:scatter">
            <chart:domain table:cell-range-address="Sheet1.B2:Sheet1.B21"/>
            <chart:data-point chart:repeated="20"/>
          </chart:series>
          <chart:series chart:style-name="ch8" chart:values-cell-range-address="Sheet1.E2:Sheet1.E21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B2:Sheet1.B21</svg:desc>
                </draw:g>
              </table:table-cell>
              <table:table-cell office:value-type="float" office:value="999">
                <text:p>999</text:p>
                <draw:g>
                  <svg:desc>Sheet1.D2:Sheet1.D21</svg:desc>
                </draw:g>
              </table:table-cell>
              <table:table-cell office:value-type="float" office:value="1">
                <text:p>1</text:p>
                <draw:g>
                  <svg:desc>Sheet1.E2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97">
                <text:p>9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998">
                <text:p>9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95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85">
                <text:p>9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74">
                <text:p>97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961">
                <text:p>96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48">
                <text:p>94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">
                <text:p>68</text:p>
              </table:table-cell>
              <table:table-cell office:value-type="float" office:value="925">
                <text:p>9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88">
                <text:p>8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849">
                <text:p>8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">
                <text:p>83</text:p>
              </table:table-cell>
              <table:table-cell office:value-type="float" office:value="786">
                <text:p>7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">
                <text:p>88</text:p>
              </table:table-cell>
              <table:table-cell office:value-type="float" office:value="686">
                <text:p>68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3">
                <text:p>93</text:p>
              </table:table-cell>
              <table:table-cell office:value-type="float" office:value="609">
                <text:p>609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66">
                <text:p>366</text:p>
              </table:table-cell>
              <table:table-cell office:value-type="float" office:value="634">
                <text:p>6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